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2" svg:font-family="Tahoma"/>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text-properties style:use-window-font-color="true" style:font-name="Arial"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8" style:family="paragraph" style:parent-style-name="Standard" style:list-style-name="WW8Num1">
      <style:text-properties style:use-window-font-color="true" style:font-name="Arial" fo:font-size="10pt" fo:language="es" fo:country="ES" fo:font-style="normal" style:text-underline-style="none" fo:font-weight="normal" officeooo:rsid="0014e757" officeooo:paragraph-rsid="0014e757"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Standard" style:list-style-name="WW8Num1">
      <style:text-properties style:use-window-font-color="true" style:font-name="Arial" fo:font-size="10pt" fo:language="es" fo:country="ES" fo:font-style="normal" style:text-underline-style="none" fo:font-weight="normal" officeooo:rsid="00118e4e" officeooo:paragraph-rsid="00207f12"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Standard">
      <style:text-properties style:use-window-font-color="true" style:font-name="Arial" fo:font-size="10pt" fo:language="es" fo:country="ES" fo:font-style="normal" style:text-underline-style="none" fo:font-weight="normal" officeooo:rsid="00118e4e" officeooo:paragraph-rsid="0014e757"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1" style:family="paragraph" style:parent-style-name="Standard" style:list-style-name="WW8Num1">
      <style:text-properties style:use-window-font-color="true" style:font-name="Arial" fo:font-size="10pt" fo:language="es" fo:country="ES" fo:font-style="normal" style:text-underline-style="none" fo:font-weight="normal" officeooo:rsid="00239258" officeooo:paragraph-rsid="00239258"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2" style:family="paragraph" style:parent-style-name="Standard">
      <style:text-properties style:use-window-font-color="true" style:font-name="Arial" fo:font-size="10pt" fo:language="es" fo:country="ES" fo:font-style="normal" style:text-underline-style="none" fo:font-weight="normal" officeooo:rsid="00239258" officeooo:paragraph-rsid="00239258"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3" style:family="paragraph" style:parent-style-name="Standard" style:list-style-name="WW8Num1">
      <style:text-properties style:use-window-font-color="true" style:font-name="Arial"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Standard" style:list-style-name="WW8Num1">
      <style:text-properties style:use-window-font-color="true" style:font-name="Arial" fo:font-size="10pt" fo:language="es" fo:country="ES" fo:font-style="normal" style:text-underline-style="none" fo:font-weight="normal" officeooo:paragraph-rsid="00239258"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Standard" style:list-style-name="WW8Num1">
      <style:text-properties style:use-window-font-color="true" style:font-name="Arial" fo:font-size="10pt" fo:language="es" fo:country="ES" fo:font-style="normal" style:text-underline-style="none" fo:font-weight="normal" officeooo:paragraph-rsid="00176f34"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6" style:family="paragraph" style:parent-style-name="Standard" style:list-style-name="WW8Num1">
      <style:text-properties style:use-window-font-color="true" style:font-name="Arial" fo:font-size="10pt" fo:language="es" fo:country="ES" fo:font-style="normal" style:text-underline-style="none" fo:font-weight="normal" officeooo:paragraph-rsid="0025049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Standard" style:list-style-name="WW8Num1">
      <style:text-properties style:use-window-font-color="true" style:font-name="Arial" fo:font-size="10pt" fo:language="es" fo:country="ES" fo:font-style="normal" style:text-underline-style="none" fo:font-weight="normal" officeooo:paragraph-rsid="00261117"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Standard" style:list-style-name="WW8Num1">
      <style:text-properties style:use-window-font-color="true" style:font-name="Arial" fo:font-size="10pt" fo:language="es" fo:country="ES" fo:font-style="normal" style:text-underline-style="none" fo:font-weight="normal" officeooo:paragraph-rsid="0013103b"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Standard" style:list-style-name="WW8Num1">
      <style:text-properties style:use-window-font-color="true" style:font-name="Arial" fo:font-size="10pt" fo:language="es" fo:country="ES" fo:font-style="normal" style:text-underline-style="none" fo:font-weight="normal" officeooo:rsid="00261117" officeooo:paragraph-rsid="00261117"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Standard" style:list-style-name="WW8Num1">
      <style:text-properties style:use-window-font-color="true" style:font-name="Courier New" fo:font-size="10pt" fo:language="es" fo:country="ES" fo:font-style="normal" style:text-underline-style="none" fo:font-weight="normal" officeooo:rsid="00118e4e" officeooo:paragraph-rsid="00207f12"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Standard" style:list-style-name="WW8Num1">
      <style:text-properties style:use-window-font-color="true" style:font-name="Courier New" fo:font-size="10pt" fo:language="es" fo:country="ES" fo:font-style="normal" style:text-underline-style="none" fo:font-weight="normal" officeooo:paragraph-rsid="0025049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Standard" style:list-style-name="WW8Num1">
      <style:text-properties style:font-name="Arial" fo:font-size="10pt" fo:language="es" fo:country="ES" style:font-size-asian="10pt" style:font-size-complex="10pt"/>
    </style:style>
    <style:style style:name="P23" style:family="paragraph" style:parent-style-name="Standard" style:list-style-name="WW8Num1">
      <style:text-properties style:font-name="Arial" fo:font-size="10pt" fo:language="es" fo:country="ES" officeooo:paragraph-rsid="0014e757" style:font-size-asian="10pt" style:font-size-complex="10pt"/>
    </style:style>
    <style:style style:name="P24" style:family="paragraph" style:parent-style-name="Standard" style:list-style-name="WW8Num1">
      <style:text-properties style:font-name="Arial" fo:font-size="10pt" fo:language="es" fo:country="ES" officeooo:paragraph-rsid="001d64de" style:font-size-asian="10pt" style:font-size-complex="10pt"/>
    </style:style>
    <style:style style:name="P25" style:family="paragraph" style:parent-style-name="Standard" style:list-style-name="WW8Num1">
      <style:text-properties style:font-name="Arial" fo:font-size="10pt" fo:language="es" fo:country="ES" officeooo:paragraph-rsid="0013103b" style:font-size-asian="10pt" style:font-size-complex="10pt"/>
    </style:style>
    <style:style style:name="P26" style:family="paragraph" style:parent-style-name="Standard" style:list-style-name="WW8Num1">
      <style:text-properties style:font-name="Arial" fo:font-size="10pt" fo:language="es" fo:country="ES" officeooo:paragraph-rsid="001a542d" style:font-size-asian="10pt" style:font-size-complex="10pt"/>
    </style:style>
    <style:style style:name="P27" style:family="paragraph" style:parent-style-name="Standard" style:list-style-name="WW8Num1">
      <style:text-properties style:font-name="Arial" fo:font-size="10pt" fo:language="es" fo:country="ES" officeooo:paragraph-rsid="00288e23" style:font-size-asian="10pt" style:font-size-complex="10pt"/>
    </style:style>
    <style:style style:name="P28" style:family="paragraph" style:parent-style-name="Standard" style:list-style-name="WW8Num1">
      <style:text-properties style:font-name="Arial" fo:font-size="10pt" fo:language="es" fo:country="ES" officeooo:rsid="001ea41b" officeooo:paragraph-rsid="001ea41b" style:font-size-asian="10pt" style:font-size-complex="10pt"/>
    </style:style>
    <style:style style:name="P29" style:family="paragraph" style:parent-style-name="Standard" style:list-style-name="L2">
      <style:text-properties style:font-name="Arial" fo:font-size="10pt" fo:language="es" fo:country="ES" officeooo:rsid="001ea41b" officeooo:paragraph-rsid="001ea41b" style:font-size-asian="10pt" style:font-size-complex="10pt"/>
    </style:style>
    <style:style style:name="P30" style:family="paragraph" style:parent-style-name="Standard">
      <style:text-properties style:font-name="Arial" fo:font-size="10pt" fo:language="es" fo:country="ES" officeooo:paragraph-rsid="00207f12" style:font-size-asian="10pt" style:font-size-complex="10pt"/>
    </style:style>
    <style:style style:name="P31" style:family="paragraph" style:parent-style-name="Standard" style:list-style-name="WW8Num1">
      <style:text-properties style:font-name="Arial" fo:font-size="10pt" fo:language="es" fo:country="ES" officeooo:rsid="00261117" officeooo:paragraph-rsid="00261117" style:font-size-asian="10pt" style:font-size-complex="10pt"/>
    </style:style>
    <style:style style:name="P32" style:family="paragraph" style:parent-style-name="Standard">
      <style:text-properties style:font-name="Arial" fo:font-size="10pt" fo:language="es" fo:country="ES" officeooo:paragraph-rsid="0013103b" style:font-size-asian="10pt" style:font-size-complex="10pt"/>
    </style:style>
    <style:style style:name="P33" style:family="paragraph" style:parent-style-name="Standard">
      <style:text-properties style:font-name="Arial" fo:font-size="10pt" fo:language="es" fo:country="ES" officeooo:paragraph-rsid="001431bf" style:font-size-asian="10pt" style:font-size-complex="10pt"/>
    </style:style>
    <style:style style:name="P34" style:family="paragraph" style:parent-style-name="Standard" style:list-style-name="L1">
      <style:text-properties style:font-name="Arial" fo:font-size="10pt" fo:language="es" fo:country="ES" officeooo:rsid="001431bf" officeooo:paragraph-rsid="001431bf" style:font-size-asian="10pt" style:font-size-complex="10pt"/>
    </style:style>
    <style:style style:name="P35" style:family="paragraph" style:parent-style-name="Standard" style:list-style-name="L1">
      <style:text-properties fo:font-size="10pt" officeooo:paragraph-rsid="001431bf" style:font-size-asian="10pt" style:font-size-complex="10pt"/>
    </style:style>
    <style:style style:name="P36" style:family="paragraph" style:parent-style-name="Standard">
      <style:text-properties fo:font-size="10pt" officeooo:rsid="00288e23" officeooo:paragraph-rsid="00288e23" style:font-size-asian="10pt" style:font-size-complex="10pt"/>
    </style:style>
    <style:style style:name="P37" style:family="paragraph" style:parent-style-name="Standard" style:list-style-name="WW8Num1">
      <style:paragraph-properties fo:margin-left="0cm" fo:margin-right="0cm" fo:text-indent="0cm" style:auto-text-indent="false"/>
      <style:text-properties style:font-name="Arial" fo:font-size="10pt" fo:language="es" fo:country="ES" style:font-size-asian="10pt" style:font-size-complex="10pt"/>
    </style:style>
    <style:style style:name="P38" style:family="paragraph" style:parent-style-name="Standard" style:list-style-name="WW8Num1">
      <style:paragraph-properties fo:margin-left="0cm" fo:margin-right="0cm" fo:text-indent="0cm" style:auto-text-indent="false"/>
      <style:text-properties style:font-name="Arial" fo:font-size="10pt" fo:language="es" fo:country="ES" officeooo:paragraph-rsid="001431bf" style:font-size-asian="10pt" style:font-size-complex="10pt"/>
    </style:style>
    <style:style style:name="P39" style:family="paragraph" style:parent-style-name="Standard">
      <style:paragraph-properties fo:margin-left="1.251cm" fo:margin-right="0cm" fo:text-indent="0cm" style:auto-text-indent="false"/>
      <style:text-properties style:use-window-font-color="true" style:font-name="Arial"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Standard">
      <style:paragraph-properties fo:margin-left="1.251cm" fo:margin-right="0cm" fo:text-indent="0cm" style:auto-text-indent="false"/>
      <style:text-properties style:use-window-font-color="true" style:font-name="Arial" fo:font-size="10pt" fo:language="es" fo:country="ES" fo:font-style="normal" style:text-underline-style="none" fo:font-weight="normal" officeooo:rsid="0025049e" officeooo:paragraph-rsid="0025049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Standard">
      <style:paragraph-properties fo:margin-left="1.251cm" fo:margin-right="0cm" fo:text-indent="0cm" style:auto-text-indent="false"/>
      <style:text-properties style:use-window-font-color="true" style:font-name="Arial" fo:font-size="10pt" fo:language="es" fo:country="ES" fo:font-style="normal" style:text-underline-style="none" fo:font-weight="normal" officeooo:paragraph-rsid="0025049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42" style:family="paragraph" style:parent-style-name="Standard">
      <style:paragraph-properties fo:margin-left="1.251cm" fo:margin-right="0cm" fo:text-indent="0cm" style:auto-text-indent="false"/>
      <style:text-properties style:font-name="Arial" fo:font-size="10pt" fo:language="es" fo:country="ES" style:font-size-asian="10pt" style:font-size-complex="10pt"/>
    </style:style>
    <style:style style:name="P43" style:family="paragraph" style:parent-style-name="Standard">
      <style:paragraph-properties fo:margin-left="1.251cm" fo:margin-right="0cm" fo:text-indent="0cm" style:auto-text-indent="false"/>
      <style:text-properties style:font-name="Arial" fo:font-size="10pt" fo:language="es" fo:country="ES" officeooo:paragraph-rsid="00288e23" style:font-size-asian="10pt" style:font-size-complex="10pt"/>
    </style:style>
    <style:style style:name="P44" style:family="paragraph" style:parent-style-name="Standard">
      <style:paragraph-properties fo:margin-left="1.251cm" fo:margin-right="0cm" fo:text-indent="0cm" style:auto-text-indent="false"/>
      <style:text-properties fo:font-size="10pt" officeooo:rsid="00288e23" officeooo:paragraph-rsid="00288e23" style:font-size-asian="10pt" style:font-size-complex="10pt"/>
    </style:style>
    <style:style style:name="P45" style:family="paragraph" style:parent-style-name="Standard">
      <style:paragraph-properties fo:margin-left="1.251cm" fo:margin-right="0cm" fo:text-indent="0cm" style:auto-text-indent="false"/>
      <style:text-properties style:font-name="Arial" fo:font-size="10pt" officeooo:rsid="00288e23" officeooo:paragraph-rsid="00288e23" style:font-size-asian="10pt" style:font-size-complex="10pt"/>
    </style:style>
    <style:style style:name="P46" style:family="paragraph" style:parent-style-name="Standard" style:master-page-name="Standard">
      <style:paragraph-properties fo:text-align="justify" style:justify-single-word="false" style:page-number="auto"/>
      <style:text-properties style:use-window-font-color="true" style:font-name="Arial" fo:font-size="10pt" fo:language="es" fo:country="ES"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1" style:family="text">
      <style:text-properties officeooo:rsid="001431bf"/>
    </style:style>
    <style:style style:name="T2" style:family="text">
      <style:text-properties style:font-name="Arial" fo:font-size="11pt" fo:language="es" fo:country="ES" style:font-size-asian="11pt" style:font-size-complex="11pt"/>
    </style:style>
    <style:style style:name="T3" style:family="text">
      <style:text-properties style:font-name="Arial" fo:font-size="11pt" fo:language="es" fo:country="ES" officeooo:rsid="001431bf" style:font-size-asian="11pt" style:font-size-complex="11pt"/>
    </style:style>
    <style:style style:name="T4" style:family="text">
      <style:text-properties style:font-name="Arial" fo:language="es" fo:country="ES"/>
    </style:style>
    <style:style style:name="T5" style:family="text">
      <style:text-properties style:font-name="Arial" fo:language="es" fo:country="ES" officeooo:rsid="001431bf"/>
    </style:style>
    <style:style style:name="T6" style:family="text">
      <style:text-properties officeooo:rsid="0014e757"/>
    </style:style>
    <style:style style:name="T7" style:family="text">
      <style:text-properties officeooo:rsid="00157129"/>
    </style:style>
    <style:style style:name="T8" style:family="text">
      <style:text-properties officeooo:rsid="00176f34"/>
    </style:style>
    <style:style style:name="T9" style:family="text">
      <style:text-properties officeooo:rsid="00195cb6"/>
    </style:style>
    <style:style style:name="T10" style:family="text">
      <style:text-properties officeooo:rsid="001a542d"/>
    </style:style>
    <style:style style:name="T11" style:family="text">
      <style:text-properties officeooo:rsid="001c75df"/>
    </style:style>
    <style:style style:name="T12" style:family="text">
      <style:text-properties officeooo:rsid="001d64d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25049e"/>
    </style:style>
    <style:style style:name="T15" style:family="text">
      <style:text-properties officeooo:rsid="00281067"/>
    </style:style>
    <style:style style:name="T16" style:family="text">
      <style:text-properties officeooo:rsid="00288e2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list xml:id="list2205161044" text:style-name="WW8Num1">
        <text:list-item>
          <text:p text:style-name="P8">Utilizar un trigger <text:span text:style-name="T11">llamado ins_emple</text:span> para controlar que en la empresa, sólo está permitido insertar en las tablas de la base de datos durante las horas de oficina normales, entre las <text:span text:style-name="T9">9</text:span>:<text:span text:style-name="T9">30</text:span> y las 17:30 horas, de lunes a viernes.</text:p>
          <text:p text:style-name="P8"/>
          <text:p text:style-name="P23">¿<text:span text:style-name="T7">Es un trigger a nivel de tabla o de fila?</text:span></text:p>
          <text:p text:style-name="P28"/>
          <text:p text:style-name="P24">Usa del paquete DBMS_STANDARD la función RAISE_APPLICATION_ERROR <text:s/>con el código -20001 para indicar que se ha intentado <text:span text:style-name="T12">insertar fuera del horario</text:span>.</text:p>
          <text:p text:style-name="P24"/>
          <text:p text:style-name="P28">Pruebas: Comprobar la hora antes de ejecutar. Si son mas de las 9:30, cambiar las condiciones del enunciado para estar fuera de la jornada laboral.</text:p>
        </text:list-item>
      </text:list>
      <text:list xml:id="list2936912749" text:style-name="L2">
        <text:list-item>
          <text:p text:style-name="P29"><text:span text:style-name="T13">Antes</text:span> de compilar el trigger ejecutar la siguiente sentencia insert</text:p>
          <text:p text:style-name="P29">INSERT INTO EMPLE VALUES (7934,'MUÑOZ','EMPLEADO',7782,'23/01/1982',169000,NULL,10);</text:p>
          <text:p text:style-name="P29">¿Qué sucede?</text:p>
        </text:list-item>
        <text:list-item>
          <text:p text:style-name="P29">Compilar el trigger y volver a ejecutar la misma insert</text:p>
          <text:p text:style-name="P29">INSERT INTO EMPLE VALUES (7934,'MUÑOZ','EMPLEADO',7782,'23/01/1982',169000,NULL,10);</text:p>
        </text:list-item>
      </text:list>
      <text:p text:style-name="P30"/>
      <text:list xml:id="list100043382140675" text:continue-list="list2205161044" text:style-name="WW8Num1">
        <text:list-item>
          <text:list>
            <text:list-header>
              <text:p text:style-name="P9">NOTA: Re<text:span text:style-name="T10">cordar</text:span> que <text:span text:style-name="T9">9:30 y 17:30</text:span> <text:span text:style-name="T6">son cadenas, y que la función TO_CHAR se puede aplicar a fechas. Comprueba si los días de las semanas los devuelve en ingles o castellano, para ello puedes usar la setencia:</text:span></text:p>
              <text:p text:style-name="P20">SELECT TO_CHAR (SYSDATE, 'DY') <text:s/>FROM DUAL;</text:p>
            </text:list-header>
          </text:list>
        </text:list-item>
      </text:list>
      <text:p text:style-name="P10"/>
      <text:list xml:id="list100043321299254" text:continue-numbering="true" text:style-name="WW8Num1">
        <text:list-header>
          <text:p text:style-name="P11">Una vez probado, desactiva el trigger <text:span text:style-name="T11">ins_emple.</text:span></text:p>
        </text:list-header>
      </text:list>
      <text:p text:style-name="P12"/>
      <text:p text:style-name="P12"/>
      <text:list xml:id="list100042069936755" text:continue-numbering="true" text:style-name="WW8Num1">
        <text:list-item>
          <text:p text:style-name="P14"><text:span text:style-name="T8">Un uso habitual de los triggers es el de auditoria. </text:span>Crear un trigger para guardar en una tabla de control la fecha, el usuario de base de datos y el Tipo de Operación (insert, update o delete) que modificó la tabla EMPLE.</text:p>
          <text:p text:style-name="P13"/>
          <text:p text:style-name="P15">¿<text:span text:style-name="T7">Es un trigger a nivel de tabla o de fila?</text:span></text:p>
          <text:p text:style-name="P15"/>
          <text:p text:style-name="P13">Considera<text:span text:style-name="T10">r</text:span> la tabla CTRL_EMPLEADOS <text:span text:style-name="T7">que está en el script tablas_trigger.sql de ikas.</text:span></text:p>
          <text:list>
            <text:list-header>
              <text:p text:style-name="P16">NOTA: Existe la función USER que informa del ID de usuario Oracle que tiene iniciada la sesión. Pr<text:span text:style-name="T10">obar</text:span> antes por ejemplo ejecutando la sentencia:</text:p>
              <text:p text:style-name="P21">select USER from DUAL;</text:p>
            </text:list-header>
          </text:list>
          <text:p text:style-name="P13"/>
          <text:p text:style-name="P13"><text:span text:style-name="T14">Probar </text:span>el TRIGGER <text:span text:style-name="T14">realizando las siguientes sentencias:</text:span></text:p>
        </text:list-item>
      </text:list>
      <text:p text:style-name="P40">SELECT * FROM emple;</text:p>
      <text:p text:style-name="P40"/>
      <text:p text:style-name="P39">INSERT INTO EMPLE VALUES (7934,'MUÑOZ','EMPLEADO',7782,'23/01/1982',169000,NULL,10);</text:p>
      <text:p text:style-name="P39">select * from Ctrl_Empleados;</text:p>
      <text:p text:style-name="P39">¿<text:span text:style-name="T14">Qué sucede?</text:span></text:p>
      <text:p text:style-name="P39"/>
      <text:p text:style-name="P39">UPDATE EMPLE </text:p>
      <text:p text:style-name="P39"><text:s text:c="2"/>SET SALARIO = 100</text:p>
      <text:p text:style-name="P39"><text:s text:c="2"/>WHERE EMP_NO = 8934;</text:p>
      <text:p text:style-name="P39">select * from Ctrl_Empleados;</text:p>
      <text:p text:style-name="P41">¿<text:span text:style-name="T14">Qué sucede?</text:span></text:p>
      <text:p text:style-name="P39"/>
      <text:p text:style-name="P39">DELETE FROM EMPLE </text:p>
      <text:p text:style-name="P39">WHERE EMP_NO = 8934;</text:p>
      <text:p text:style-name="P39">select * from Ctrl_Empleados;</text:p>
      <text:p text:style-name="P41">¿<text:span text:style-name="T14">Qué sucede?</text:span></text:p>
      <text:p text:style-name="P39"><text:soft-page-break/></text:p>
      <text:p text:style-name="P39">INSERT INTO EMPLE VALUES (9934,'SARRALDE','EMPLEADO',7782,'23/01/1982',169000,NULL,10);</text:p>
      <text:p text:style-name="P39">select * from Ctrl_Empleados;</text:p>
      <text:p text:style-name="P41">¿<text:span text:style-name="T14">Qué sucede?</text:span></text:p>
      <text:p text:style-name="P39"/>
      <text:p text:style-name="P39">UPDATE EMPLE </text:p>
      <text:p text:style-name="P39"><text:s text:c="2"/>SET SALARIO = 100</text:p>
      <text:p text:style-name="P39"><text:s text:c="2"/>WHERE EMP_NO = 9934;</text:p>
      <text:p text:style-name="P39">select * from Ctrl_Empleados;</text:p>
      <text:p text:style-name="P41">¿<text:span text:style-name="T14">Qué sucede?</text:span></text:p>
      <text:p text:style-name="P39"/>
      <text:p text:style-name="P39">DELETE FROM EMPLE </text:p>
      <text:p text:style-name="P39">WHERE EMP_NO = 9934;</text:p>
      <text:p text:style-name="P39">select * from Ctrl_Empleados;</text:p>
      <text:p text:style-name="P41">¿<text:span text:style-name="T14">Qué sucede?</text:span></text:p>
      <text:p text:style-name="P41"/>
      <text:p text:style-name="P7"/>
      <text:list xml:id="list100042158555726" text:continue-numbering="true" text:style-name="WW8Num1">
        <text:list-item>
          <text:p text:style-name="P37">Crear un trigger para que no permita insertar empleados en el departamento <text:s/>"Ventas".</text:p>
          <text:p text:style-name="P24"/>
          <text:p text:style-name="P24">Usa del paquete DBMS_STANDARD la función RAISE_APPLICATION_ERROR <text:s/>con el código -20<text:span text:style-name="T12">5</text:span>00 para indicar que se ha intentado <text:span text:style-name="T12">insertar un empleado en el departamento <text:s/>"Ventas".</text:span></text:p>
          <text:p text:style-name="P25"/>
          <text:p text:style-name="P26">¿<text:span text:style-name="T7">Es un trigger a nivel de tabla o de fila?</text:span></text:p>
          <text:p text:style-name="P26"/>
          <text:p text:style-name="P25"><text:span text:style-name="T15">Probar </text:span>el TRIGGER.</text:p>
          <text:p text:style-name="P31">Comprueba que el departamento “Ventas” es el código 30.</text:p>
          <text:p text:style-name="P31">INSERT INTO EMPLE VALUES (7934,'SARRALDE','EMPLEADO',7782,'23/01/1982',169000,NULL,10)</text:p>
          <text:p text:style-name="P19">¿<text:span text:style-name="T14">Qué sucede?</text:span></text:p>
          <text:p text:style-name="P19"/>
          <text:p text:style-name="P25">INSERT INTO EMPLE VALUES (7934,'SARRALDE','EMPLEADO',7782,'23/01/1982',169000,NULL,30);</text:p>
          <text:p text:style-name="P17">¿<text:span text:style-name="T14">Qué sucede?</text:span></text:p>
          <text:p text:style-name="P25"/>
          <text:list>
            <text:list-header>
              <text:p text:style-name="P18">NOTA: <text:s/>Rec<text:span text:style-name="T10">ordar</text:span> que usando <text:span text:style-name="T10">el</text:span> Pseudo-Registro :new se registra<text:span text:style-name="T10">n</text:span> los valores nuevo<text:span text:style-name="T10">s</text:span>. </text:p>
            </text:list-header>
          </text:list>
        </text:list-item>
      </text:list>
      <text:p text:style-name="P32"/>
      <text:p text:style-name="P32"/>
      <text:p text:style-name="P32"/>
      <text:list xml:id="list100043597959132" text:continue-numbering="true" text:style-name="WW8Num1">
        <text:list-item>
          <text:p text:style-name="P37">Crear un trigger para impedir que se aumente el salario de un empleado en más de un 20%.</text:p>
          <text:p text:style-name="P37"/>
          <text:p text:style-name="P22">Usa del paquete DBMS_STANDARD la función RAISE_APPLICATION_ERROR <text:s/>con el código -20600 para indicar que se ha intentado aumentar el salario mas de un 20%.</text:p>
          <text:p text:style-name="P22"/>
          <text:list>
            <text:list-header>
              <text:p text:style-name="P13">NOTA: <text:s/>Recuerda que usando los Pseudo-Registros :old y :new se pueden registrar los valores antiguos y los nuevo<text:span text:style-name="T10">s</text:span>. <text:s/><text:span text:style-name="T16">Recuerda la clausula WHEN a la hora de crear el trigger.</text:span></text:p>
            </text:list-header>
          </text:list>
          <text:p text:style-name="P22"/>
          <text:p text:style-name="P27">Realiza<text:span text:style-name="T15">r</text:span> un ejemplo de uso del TRIGGER. </text:p>
        </text:list-item>
      </text:list>
      <text:p text:style-name="P43">select * from emple </text:p>
      <text:p text:style-name="P43">where dept_no=20 </text:p>
      <text:p text:style-name="P43">order by salario;</text:p>
      <text:p text:style-name="P43"/>
      <text:p text:style-name="P43">UPDATE EMPLE</text:p>
      <text:p text:style-name="P43"><text:s/>SET SALARIO=SALARIO*2</text:p>
      <text:p text:style-name="P43"><text:s/>WHERE DEPT_NO=20;</text:p>
      <text:p text:style-name="P43"><text:s/></text:p>
      <text:p text:style-name="P43"><text:soft-page-break/>select * from emple </text:p>
      <text:p text:style-name="P43">where dept_no=20 </text:p>
      <text:p text:style-name="P43">order by salario;</text:p>
      <text:p text:style-name="P33"/>
      <text:p text:style-name="P33"/>
      <text:list xml:id="list100042200611195" text:continue-numbering="true" text:style-name="WW8Num1">
        <text:list-item>
          <text:p text:style-name="P38"><text:s/><text:span text:style-name="T1">Existe</text:span> <text:span text:style-name="T1">la</text:span> vista “EmpleadoDpto”en la que se reco<text:span text:style-name="T1">ge</text:span> el numero <text:s/><text:span text:style-name="T1">y nombre </text:span>de<text:span text:style-name="T1">l</text:span> empleado <text:span text:style-name="T1">junto</text:span> con el nombre del departamento. <text:span text:style-name="T1">Sobre esta vista están permitidas las operaciones DML.</text:span></text:p>
          <text:p text:style-name="P38">Crear ahora un disparador, con el que en el caso de intentar hacer una inserción a esa vista, se <text:span text:style-name="T1">compruebe:</text:span></text:p>
        </text:list-item>
      </text:list>
      <text:list xml:id="list2268186974" text:style-name="L1">
        <text:list-item>
          <text:p text:style-name="P34">si no existe un departamento con ese nombre, se inserte en la tabla departamentos. El código del departamento será el máximo mas 10. Controlar el no sobrepasar el dominio de la columna dept_no.</text:p>
          <text:p text:style-name="P34"/>
        </text:list-item>
        <text:list-item>
          <text:p text:style-name="P35"><text:span text:style-name="T5">se inserte el empleado en la tabla</text:span><text:span text:style-name="T4"> emple. Tener en cuenta que en la vista no están todos los campos de la tablas, por lo que <text:s/></text:span><text:span text:style-name="T5">el salario será 0, la fecha de alta el día en el que se realiza la inserción y en el resto </text:span><text:span text:style-name="T4">habrá que insertar valores nulos.</text:span></text:p>
        </text:list-item>
      </text:list>
      <text:p text:style-name="P36"><text:span text:style-name="T4"/></text:p>
      <text:p text:style-name="P36"><text:span text:style-name="T4">Probar el trigger.</text:span></text:p>
      <text:p text:style-name="P44"><text:span text:style-name="T4">SELECT * FROM DEPART;</text:span></text:p>
      <text:p text:style-name="P45">SELECT * FROM EmpleadoDpto;</text:p>
      <text:p text:style-name="P45">INSERT INTO EmpleadoDpto VALUES (9998,'VISTA','NuevoDpto');</text:p>
      <text:p text:style-name="P45">SELECT * FROM DEPART;</text:p>
      <text:p text:style-name="P45">SELECT * FROM EmpleadoDpto</text:p>
      <text:p text:style-name="P45"><text:s/>ORDER BY EMP_NO;</text:p>
      <text:p text:style-name="P45"/>
      <text:p text:style-name="P45">SELECT * FROM DEPART;</text:p>
      <text:p text:style-name="P45">SELECT * FROM EmpleadoDpto</text:p>
      <text:p text:style-name="P45"><text:s/>ORDER BY EMP_NO;</text:p>
      <text:p text:style-name="P45">INSERT INTO EmpleadoDpto VALUES (9999,'VISTA2','Contabilidad');</text:p>
      <text:p text:style-name="P45">SELECT * FROM DEPART;</text:p>
      <text:p text:style-name="P45">SELECT * FROM EmpleadoDpto</text:p>
      <text:p text:style-name="P45"><text:s/>ORDER BY EMP_NO;</text:p>
      <text:p text:style-name="P45"/>
      <text:p text:style-name="P45">ROLL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2" svg:font-family="Tahoma"/>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2"><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3-05-23T08:22:50.21</meta:creation-date>
    <meta:editing-cycles>42</meta:editing-cycles>
    <meta:editing-duration>P1DT1H37M25S</meta:editing-duration>
    <meta:initial-creator>B I-I</meta:initial-creator>
    <dc:date>2018-03-11T10:00:41.647271853</dc:date>
    <meta:document-statistic meta:table-count="1" meta:image-count="1" meta:object-count="0" meta:page-count="3" meta:paragraph-count="91" meta:word-count="757" meta:character-count="4960" meta:non-whitespace-character-count="4140"/>
    <meta:user-defined meta:name="Info 1"/>
    <meta:user-defined meta:name="Info 2"/>
    <meta:user-defined meta:name="Info 3"/>
    <meta:user-defined meta:name="Info 4"/>
    <meta:template xlink:type="simple" xlink:actuate="onRequest" xlink:title="Plantilla_ejercicios_examenes_BD" xlink:href="../../../Plantilla_ejercicios_examenes_BD.ott" meta:date="2013-05-23T08:22:49.450000000"/>
  </office:meta>
</office:document-meta>
</file>